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0">
      <style:table-cell-properties style:glyph-orientation-vertical="0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reatment</text:p>
          </table:table-cell>
          <table:table-cell office:value-type="string" calcext:value-type="string">
            <text:p>Genotype</text:p>
          </table:table-cell>
          <table:table-cell table:style-name="Default" office:value-type="string" calcext:value-type="string">
            <text:p>Ct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CTAPI</text:p>
          </table:table-cell>
          <table:table-cell office:value-type="float" office:value="20.2722689720892" calcext:value-type="float">
            <text:p>20.2722689720892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CTAPI</text:p>
          </table:table-cell>
          <table:table-cell office:value-type="float" office:value="20.4288863848599" calcext:value-type="float">
            <text:p>20.4288863848599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CTAPI</text:p>
          </table:table-cell>
          <table:table-cell office:value-type="float" office:value="20.7391357204388" calcext:value-type="float">
            <text:p>20.7391357204388</text:p>
          </table:table-cell>
        </table:table-row>
        <table:table-row table:style-name="ro2">
          <table:table-cell office:value-type="string" calcext:value-type="string">
            <text:p>CHIP</text:p>
          </table:table-cell>
          <table:table-cell office:value-type="string" calcext:value-type="string">
            <text:p>CTAPI</text:p>
          </table:table-cell>
          <table:table-cell office:value-type="float" office:value="26.2637404805578" calcext:value-type="float">
            <text:p>26.2637404805578</text:p>
          </table:table-cell>
        </table:table-row>
        <table:table-row table:style-name="ro2">
          <table:table-cell office:value-type="string" calcext:value-type="string">
            <text:p>CHIP</text:p>
          </table:table-cell>
          <table:table-cell office:value-type="string" calcext:value-type="string">
            <text:p>CTAPI</text:p>
          </table:table-cell>
          <table:table-cell office:value-type="float" office:value="26.171496042851" calcext:value-type="float">
            <text:p>26.1714960428510</text:p>
          </table:table-cell>
        </table:table-row>
        <table:table-row table:style-name="ro2">
          <table:table-cell office:value-type="string" calcext:value-type="string">
            <text:p>CHIP</text:p>
          </table:table-cell>
          <table:table-cell office:value-type="string" calcext:value-type="string">
            <text:p>CTAPI</text:p>
          </table:table-cell>
          <table:table-cell office:value-type="float" office:value="26.3115789601281" calcext:value-type="float">
            <text:p>26.3115789601281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WT</text:p>
          </table:table-cell>
          <table:table-cell office:value-type="float" office:value="19.5717775231647" calcext:value-type="float">
            <text:p>19.5717775231647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WT</text:p>
          </table:table-cell>
          <table:table-cell office:value-type="float" office:value="19.1814099351606" calcext:value-type="float">
            <text:p>19.1814099351606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WT</text:p>
          </table:table-cell>
          <table:table-cell office:value-type="float" office:value="19.269060195694" calcext:value-type="float">
            <text:p>19.2690601956940</text:p>
          </table:table-cell>
        </table:table-row>
        <table:table-row table:style-name="ro2">
          <table:table-cell office:value-type="string" calcext:value-type="string">
            <text:p>CHIP</text:p>
          </table:table-cell>
          <table:table-cell office:value-type="string" calcext:value-type="string">
            <text:p>WT</text:p>
          </table:table-cell>
          <table:table-cell office:value-type="float" office:value="26.6185334461519" calcext:value-type="float">
            <text:p>26.6185334461519</text:p>
          </table:table-cell>
        </table:table-row>
        <table:table-row table:style-name="ro2">
          <table:table-cell office:value-type="string" calcext:value-type="string">
            <text:p>CHIP</text:p>
          </table:table-cell>
          <table:table-cell office:value-type="string" calcext:value-type="string">
            <text:p>WT</text:p>
          </table:table-cell>
          <table:table-cell office:value-type="float" office:value="26.7983610158413" calcext:value-type="float">
            <text:p>26.7983610158413</text:p>
          </table:table-cell>
        </table:table-row>
        <table:table-row table:style-name="ro2">
          <table:table-cell office:value-type="string" calcext:value-type="string">
            <text:p>CHIP</text:p>
          </table:table-cell>
          <table:table-cell office:value-type="string" calcext:value-type="string">
            <text:p>WT</text:p>
          </table:table-cell>
          <table:table-cell office:value-type="float" office:value="26.4704886076404" calcext:value-type="float">
            <text:p>26.47048860764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2" loext:min-decimal-places="2" number:min-integer-digits="1"/>
    </number:number-style>
    <number:number-style style:name="N126">
      <number:number number:decimal-places="2" loext:min-decimal-places="2" number:min-integer-digits="0"/>
    </number:number-style>
    <number:number-style style:name="N127">
      <number:number number:decimal-places="2" loext:min-decimal-places="2" number:min-integer-digits="2"/>
    </number:number-style>
    <number:number-style style:name="N128">
      <number:number number:decimal-places="3" loext:min-decimal-places="3" number:min-integer-digits="1"/>
    </number:number-style>
    <number:number-style style:name="N12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0"/>
    </number:number-style>
    <number:number-style style:name="N131">
      <number:number number:decimal-places="4" loext:min-decimal-places="4" number:min-integer-digits="0"/>
    </number:number-style>
    <number:number-style style:name="N132">
      <number:number number:decimal-places="5" loext:min-decimal-places="5" number:min-integer-digits="0"/>
    </number:number-style>
    <number:number-style style:name="N133">
      <number:number number:decimal-places="6" loext:min-decimal-places="6" number:min-integer-digits="0"/>
    </number:number-style>
    <number:number-style style:name="N134">
      <number:number number:decimal-places="7" loext:min-decimal-places="7" number:min-integer-digits="0"/>
    </number:number-style>
    <number:number-style style:name="N135">
      <number:number number:decimal-places="8" loext:min-decimal-places="8" number:min-integer-digits="0"/>
    </number:number-style>
    <number:number-style style:name="N136">
      <number:number number:decimal-places="9" loext:min-decimal-places="9" number:min-integer-digits="0"/>
    </number:number-style>
    <number:number-style style:name="N137">
      <number:number number:decimal-places="10" loext:min-decimal-places="10" number:min-integer-digits="0"/>
    </number:number-style>
    <number:number-style style:name="N138">
      <number:number number:decimal-places="11" loext:min-decimal-places="11" number:min-integer-digits="0"/>
    </number:number-style>
    <number:number-style style:name="N139">
      <number:number number:decimal-places="12" loext:min-decimal-places="12" number:min-integer-digits="0"/>
    </number:number-style>
    <number:number-style style:name="N140">
      <number:number number:decimal-places="13" loext:min-decimal-places="13" number:min-integer-digits="0"/>
    </number:number-style>
    <number:number-style style:name="N141">
      <number:number number:decimal-places="14" loext:min-decimal-places="14" number:min-integer-digits="0"/>
    </number:number-style>
    <number:number-style style:name="N142">
      <number:number number:decimal-places="15" loext:min-decimal-places="15" number:min-integer-digits="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8:13:44.325916314</meta:creation-date>
    <dc:date>2017-07-13T18:17:47.752631467</dc:date>
    <meta:editing-duration>PT4M5S</meta:editing-duration>
    <meta:editing-cycles>1</meta:editing-cycles>
    <meta:document-statistic meta:table-count="1" meta:cell-count="39" meta:object-count="0"/>
    <meta:generator>LibreOffice/5.1.6.2$Linux_X86_64 LibreOffice_project/10m0$Build-2</meta:generator>
  </office:meta>
</office:document-meta>
</file>